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7cm"/>
    </style:style>
    <style:style style:name="co2" style:family="table-column">
      <style:table-column-properties fo:break-before="auto" style:column-width="2.081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3.2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  <style:style style:name="ce1" style:family="table-cell" style:parent-style-name="Default" style:data-style-name="N1"/>
    <style:style style:name="ce2" style:family="table-cell" style:parent-style-name="Default" style:data-style-name="N0"/>
    <style:style style:name="ce3" style:family="table-cell" style:parent-style-name="Default" style:data-style-name="N36"/>
    <style:style style:name="ce4" style:family="table-cell" style:parent-style-name="Default" style:data-style-name="N75"/>
  </office:automatic-styles>
  <office:body>
    <office:spreadsheet>
      <table:calculation-settings table:case-sensitive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default-cell-style-name="ce1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248" table:default-cell-style-name="Default"/>
        <table:table-row table:style-name="ro1">
          <table:table-cell office:value-type="string">
            <text:p>NIL</text:p>
          </table:table-cell>
          <table:table-cell office:value-type="string">
            <text:p>Hom</text:p>
          </table:table-cell>
          <table:table-cell office:value-type="string">
            <text:p>Homöopathie</text:p>
          </table:table-cell>
          <table:table-cell table:number-columns-repeated="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Hom</text:p>
          </table:table-cell>
          <table:table-cell office:value-type="string">
            <text:p>K1</text:p>
          </table:table-cell>
          <table:table-cell office:value-type="string">
            <text:p>Erstanamnes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60">
            <text:p>6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Hom</text:p>
          </table:table-cell>
          <table:table-cell office:value-type="string">
            <text:p>Kx</text:p>
          </table:table-cell>
          <table:table-cell office:value-type="string">
            <text:p>Normalkonsultation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30">
            <text:p>3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Hom</text:p>
          </table:table-cell>
          <table:table-cell office:value-type="string">
            <text:p>Rep</text:p>
          </table:table-cell>
          <table:table-cell office:value-type="string">
            <text:p>Repertoration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30">
            <text:p>3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NIL</text:p>
          </table:table-cell>
          <table:table-cell office:value-type="string">
            <text:p>Aku</text:p>
          </table:table-cell>
          <table:table-cell office:value-type="string">
            <text:p>Akupunktur</text:p>
          </table:table-cell>
          <table:table-cell table:number-columns-repeated="3" office:value-type="float" office:value="0">
            <text:p>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Aku</text:p>
          </table:table-cell>
          <table:table-cell office:value-type="string">
            <text:p>A1</text:p>
          </table:table-cell>
          <table:table-cell office:value-type="string">
            <text:p>Erste Nadel</text:p>
          </table:table-cell>
          <table:table-cell office:value-type="float" office:value="0.1">
            <text:p>0</text:p>
          </table:table-cell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Aku</text:p>
          </table:table-cell>
          <table:table-cell office:value-type="string">
            <text:p>Ax</text:p>
          </table:table-cell>
          <table:table-cell office:value-type="string">
            <text:p>Jede weitere Nadel</text:p>
          </table:table-cell>
          <table:table-cell office:value-type="float" office:value="0.1">
            <text:p>0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NIL</text:p>
          </table:table-cell>
          <table:table-cell office:value-type="string">
            <text:p>Sch</text:p>
          </table:table-cell>
          <table:table-cell office:value-type="string">
            <text:p>Schreinerarbeiten</text:p>
          </table:table-cell>
          <table:table-cell table:number-columns-repeated="3" office:value-type="float" office:value="0">
            <text:p>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Sch</text:p>
          </table:table-cell>
          <table:table-cell office:value-type="string">
            <text:p>Tisch</text:p>
          </table:table-cell>
          <table:table-cell office:value-type="string">
            <text:p>Tisch bauen</text:p>
          </table:table-cell>
          <table:table-cell office:value-type="float" office:value="2540">
            <text:p>2540</text:p>
          </table:table-cell>
          <table:table-cell office:value-type="float" office:value="12580">
            <text:p>12580</text:p>
          </table:table-cell>
          <table:table-cell office:value-type="float" office:value="60">
            <text:p>6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Sch</text:p>
          </table:table-cell>
          <table:table-cell office:value-type="string">
            <text:p>Stuhl</text:p>
          </table:table-cell>
          <table:table-cell office:value-type="string">
            <text:p>Stuhl bauen</text:p>
          </table:table-cell>
          <table:table-cell table:number-columns-repeated="3" office:value-type="float" office:value="0">
            <text:p>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Sch</text:p>
          </table:table-cell>
          <table:table-cell office:value-type="string">
            <text:p>Regal</text:p>
          </table:table-cell>
          <table:table-cell office:value-type="string">
            <text:p>Regal bauen</text:p>
          </table:table-cell>
          <table:table-cell office:value-type="float" office:value="7580">
            <text:p>7580</text:p>
          </table:table-cell>
          <table:table-cell office:value-type="float" office:value="22310">
            <text:p>22310</text:p>
          </table:table-cell>
          <table:table-cell office:value-type="float" office:value="80">
            <text:p>8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Stuhl</text:p>
          </table:table-cell>
          <table:table-cell office:value-type="string">
            <text:p>Stuhl 1</text:p>
          </table:table-cell>
          <table:table-cell office:value-type="string">
            <text:p>Küchenstuhl</text:p>
          </table:table-cell>
          <table:table-cell office:value-type="float" office:value="1870">
            <text:p>1870</text:p>
          </table:table-cell>
          <table:table-cell office:value-type="float" office:value="7530">
            <text:p>7530</text:p>
          </table:table-cell>
          <table:table-cell office:value-type="float" office:value="40">
            <text:p>4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Stuhl</text:p>
          </table:table-cell>
          <table:table-cell office:value-type="string">
            <text:p>Sessel</text:p>
          </table:table-cell>
          <table:table-cell office:value-type="string">
            <text:p>Fernsehsessel</text:p>
          </table:table-cell>
          <table:table-cell office:value-type="float" office:value="5080">
            <text:p>5080</text:p>
          </table:table-cell>
          <table:table-cell office:value-type="float" office:value="21270">
            <text:p>21270</text:p>
          </table:table-cell>
          <table:table-cell office:value-type="float" office:value="70">
            <text:p>7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Stuhl</text:p>
          </table:table-cell>
          <table:table-cell table:number-columns-repeated="2" office:value-type="string">
            <text:p>Schemel</text:p>
          </table:table-cell>
          <table:table-cell office:value-type="float" office:value="580">
            <text:p>580</text:p>
          </table:table-cell>
          <table:table-cell office:value-type="float" office:value="1270">
            <text:p>1270</text:p>
          </table:table-cell>
          <table:table-cell office:value-type="float" office:value="15">
            <text:p>15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Elexis</text:p>
          </table:table-cell>
          <table:table-cell office:value-type="string">
            <text:p>Reise</text:p>
          </table:table-cell>
          <table:table-cell office:value-type="string">
            <text:p>Reisespesen pro Km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Elexis</text:p>
          </table:table-cell>
          <table:table-cell office:value-type="string">
            <text:p>Lokal</text:p>
          </table:table-cell>
          <table:table-cell office:value-type="string">
            <text:p>Support vor Ort (Std)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office:value-type="float" office:value="60">
            <text:p>6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Elexis</text:p>
          </table:table-cell>
          <table:table-cell office:value-type="string">
            <text:p>Remote</text:p>
          </table:table-cell>
          <table:table-cell office:value-type="string">
            <text:p>Support Fernwartung (15')</text:p>
          </table:table-cell>
          <table:table-cell office:value-type="float" office:value="1500">
            <text:p>1500</text:p>
          </table:table-cell>
          <table:table-cell office:value-type="float" office:value="3000">
            <text:p>3000</text:p>
          </table:table-cell>
          <table:table-cell office:value-type="float" office:value="15">
            <text:p>15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Elexis</text:p>
          </table:table-cell>
          <table:table-cell office:value-type="string">
            <text:p>Prog</text:p>
          </table:table-cell>
          <table:table-cell office:value-type="string">
            <text:p>Programmierarbeiten (Std)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office:value-type="float" office:value="60">
            <text:p>6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NIL</text:p>
          </table:table-cell>
          <table:table-cell table:number-columns-repeated="2" office:value-type="string">
            <text:p>Elexis</text:p>
          </table:table-cell>
          <table:table-cell table:number-columns-repeated="3" office:value-type="float" office:value="0">
            <text:p>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>
          <table:table-cell office:value-type="string">
            <text:p>Elexis</text:p>
          </table:table-cell>
          <table:table-cell office:value-type="string">
            <text:p>Bahn</text:p>
          </table:table-cell>
          <table:table-cell office:value-type="string">
            <text:p>Bahnkosten</text:p>
          </table:table-cell>
          <table:table-cell table:number-columns-repeated="3" office:value-type="float" office:value="0">
            <text:p>0</text:p>
          </table:table-cell>
          <table:table-cell office:value-type="date" office:date-value="2000-01-01">
            <text:p>01.01.2000</text:p>
          </table:table-cell>
          <table:table-cell office:value-type="date" office:date-value="2038-12-31">
            <text:p>31. Dez 2038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2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  <table:table table:name="Tabelle3" table:style-name="ta3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Lucida Sans Unicode" style:language-asian="de" style:country-asian="CH" style:font-name-complex="Tahoma" style:language-complex="de" style:country-complex="CH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5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CH">
      <number:day number:style="long"/>
      <number:text>. </number:text>
      <number:month number:textual="true"/>
    </number:date-style>
    <number:date-style style:name="N5108" number:language="de" number:country="CH">
      <number:month number:textual="true"/>
      <number:text> </number:text>
      <number:year/>
    </number:date-style>
    <number:time-style style:name="N5109" number:language="de" number:country="CH">
      <number:hours/>
      <number:text>:</number:text>
      <number:minutes number:style="long"/>
      <number:text> </number:text>
      <number:am-pm/>
    </number:time-style>
    <number:time-style style:name="N5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CH">
      <number:text>SFr. </number:text>
      <number:number number:decimal-places="0" number:min-integer-digits="1" number:grouping="true"/>
    </number:number-style>
    <number:number-style style:name="N5113" number:language="de" number:country="CH">
      <number:text>SFr. 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de" number:country="CH">
      <number:text>SFr. </number:text>
      <number:number number:decimal-places="0" number:min-integer-digits="1" number:grouping="true"/>
    </number:number-style>
    <number:number-style style:name="N5114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4P0"/>
    </number:number-style>
    <number:number-style style:name="N5116P0" style:volatile="true" number:language="de" number:country="CH">
      <number:text>SFr. </number:text>
      <number:number number:decimal-places="2" number:min-integer-digits="1" number:grouping="true"/>
    </number:number-style>
    <number:number-style style:name="N5116" number:language="de" number:country="CH">
      <number:text>SFr. -</number:text>
      <number:number number:decimal-places="2" number:min-integer-digits="1" number:grouping="true"/>
      <style:map style:condition="value()&gt;=0" style:apply-style-name="N5116P0"/>
    </number:number-style>
    <number:number-style style:name="N5117P0" style:volatile="true" number:language="de" number:country="CH">
      <number:text>SFr. </number:text>
      <number:number number:decimal-places="2" number:min-integer-digits="1" number:grouping="true"/>
    </number:number-style>
    <number:number-style style:name="N5117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17.921cm" fo:page-height="26.882cm" style:num-format="1" style:print-orientation="landscape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4">
      <style:page-layout-properties fo:page-width="17.921cm" fo:page-height="26.882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3">23.07.2007</text:date>, <text:time>10:28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  <style:master-page style:name="PageStyle_5f_Tabelle2" style:display-name="PageStyle_Tabelle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  <style:master-page style:name="PageStyle_5f_Tabelle3" style:display-name="PageStyle_Tabelle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7-21T17:58:25</meta:creation-date>
    <dc:date>2007-07-23T10:28:00</dc:date>
    <meta:print-date>1601-01-01T02:06:31</meta:print-date>
    <dc:language>de-CH</dc:language>
    <meta:editing-cycles>7</meta:editing-cycles>
    <meta:editing-duration>PT10M45S</meta:editing-duration>
    <meta:user-defined meta:name="Info 1"/>
    <meta:user-defined meta:name="Info 2"/>
    <meta:user-defined meta:name="Info 3"/>
    <meta:user-defined meta:name="Info 4"/>
    <meta:document-statistic meta:table-count="3" meta:cell-count="180"/>
  </office:meta>
</office:document-meta>
</file>